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c44" officeooo:paragraph-rsid="000fdc44"/>
    </style:style>
    <style:style style:name="P2" style:family="paragraph" style:parent-style-name="Standard">
      <style:text-properties officeooo:rsid="0010590d" officeooo:paragraph-rsid="0010590d"/>
    </style:style>
    <style:style style:name="P3" style:family="paragraph" style:parent-style-name="Standard">
      <style:text-properties officeooo:rsid="00121c9a" officeooo:paragraph-rsid="0010590d"/>
    </style:style>
    <style:style style:name="P4" style:family="paragraph" style:parent-style-name="Standard">
      <style:text-properties officeooo:rsid="00121c9a" officeooo:paragraph-rsid="00121c9a"/>
    </style:style>
    <style:style style:name="P5" style:family="paragraph" style:parent-style-name="Standard">
      <style:text-properties officeooo:rsid="001351c8" officeooo:paragraph-rsid="001351c8"/>
    </style:style>
    <style:style style:name="P6" style:family="paragraph" style:parent-style-name="Standard">
      <style:text-properties officeooo:rsid="00140cd6" officeooo:paragraph-rsid="00140cd6"/>
    </style:style>
    <style:style style:name="P7" style:family="paragraph" style:parent-style-name="Standard">
      <style:text-properties officeooo:rsid="0015796f" officeooo:paragraph-rsid="0015796f"/>
    </style:style>
    <style:style style:name="T1" style:family="text">
      <style:text-properties officeooo:rsid="0010590d"/>
    </style:style>
    <style:style style:name="T2" style:family="text">
      <style:text-properties officeooo:rsid="0011f47f"/>
    </style:style>
    <style:style style:name="T3" style:family="text">
      <style:text-properties officeooo:rsid="00121c9a"/>
    </style:style>
    <style:style style:name="T4" style:family="text">
      <style:text-properties officeooo:rsid="00140cd6"/>
    </style:style>
    <style:style style:name="T5" style:family="text">
      <style:text-properties officeooo:rsid="0015796f"/>
    </style:style>
    <style:style style:name="T6" style:family="text">
      <style:text-properties officeooo:rsid="0015a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dy's User stories for service call routing:</text:p>
      <text:p text:style-name="Standard"/>
      <text:p text:style-name="Standard"/>
      <text:p text:style-name="P1"><text:span text:style-name="T6">1. <text:s/></text:span>As a Customer, I want to <text:span text:style-name="T1">open or close</text:span> a service <text:span text:style-name="T1">request on my contracted equipment, so I can receive <text:tab/>repairs.</text:span></text:p>
      <text:p text:style-name="P1"/>
      <text:p text:style-name="P2"><text:span text:style-name="T6">2. <text:s/></text:span>As a Customer, I want to view the status of my service requests for all of my contracted copiers, so I <text:tab/>can reroute my copy and print jobs accordingly.</text:p>
      <text:p text:style-name="P2"/>
      <text:p text:style-name="P2"><text:span text:style-name="T6">3. <text:s/></text:span>As a Customer, I want a way to communicate with my service company, so that I may leave special <text:tab/>instructions or request as well as escalate my service to the manager if I am not happy.</text:p>
      <text:p text:style-name="P2"/>
      <text:p text:style-name="P2"/>
      <text:p text:style-name="P2"/>
      <text:p text:style-name="P2"><text:span text:style-name="T6">4. <text:s/></text:span>As a Service Manager, I want to <text:span text:style-name="T2">see </text:span><text:span text:style-name="T3">and filter </text:span><text:span text:style-name="T2">all service requests, </text:span><text:span text:style-name="T4">so I can decide what to do with <text:tab/>them.</text:span></text:p>
      <text:p text:style-name="P3"/>
      <text:p text:style-name="P4"><text:span text:style-name="T6">5. <text:s/></text:span>As a Service Manager, I want to <text:span text:style-name="T4">be able to assign</text:span> service calls to technicians, <text:span text:style-name="T4">so that each technician <text:tab/>can schedule service calls.</text:span></text:p>
      <text:p text:style-name="P4"/>
      <text:p text:style-name="P5"><text:span text:style-name="T6">6. <text:s/></text:span>As a Service Manager, I want to <text:span text:style-name="T4">view and edit technician training levels, so that I can match the <text:tab/>appropriate technician to the correct service request.</text:span></text:p>
      <text:p text:style-name="P5"/>
      <text:p text:style-name="P6"><text:span text:style-name="T6">7. <text:s/></text:span>As a Service Manager, I want to <text:span text:style-name="T5">view customers with open service request as a pin on a map, so I <text:tab/>can route the closest technician to a service call if I have more than one available.</text:span></text:p>
      <text:p text:style-name="P6"/>
      <text:p text:style-name="P6"/>
      <text:p text:style-name="P7"><text:span text:style-name="T6">8. <text:s/></text:span>As a Service Technician, I want to see a <text:span text:style-name="T6">detailed </text:span>call board of all calls assigned to me, so I can <text:span text:style-name="T6">schedule</text:span> <text:tab/>my route.</text:p>
      <text:p text:style-name="P7"/>
      <text:p text:style-name="P7"><text:span text:style-name="T6">9. <text:s/></text:span>As a Service Technician, I want to provide the service request with a status such as ETA, enroute, <text:tab/>arrived and completed, so that the Customer and Service Manager can <text:span text:style-name="T6">be informed of the <text:tab/>condition of the copi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4:27:09.320000000</meta:creation-date>
    <dc:date>2021-08-19T10:35:21.404000000</dc:date>
    <meta:editing-duration>PT9M27S</meta:editing-duration>
    <meta:editing-cycles>4</meta:editing-cycles>
    <meta:generator>LibreOffice/7.1.3.2$Windows_X86_64 LibreOffice_project/47f78053abe362b9384784d31a6e56f8511eb1c1</meta:generator>
    <meta:print-date>2021-08-18T23:25:06.964000000</meta:print-date>
    <meta:document-statistic meta:table-count="0" meta:image-count="0" meta:object-count="0" meta:page-count="1" meta:paragraph-count="10" meta:word-count="271" meta:character-count="1433" meta:non-whitespace-character-count="1153"/>
  </office:meta>
</office:document-meta>
</file>